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A4854FF2B882C2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09cm, 10.129cm, 19.745cm, 9.2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cm" svg:height="8.826cm" svg:x="0.2cm" svg:y="0.101cm">
          <draw:image xlink:href="Pictures/10000000000005E8000007E06A4854FF2B882C2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6:51.010457168</dc:date>
    <meta:editing-duration>PT3M31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